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99in"/>
    </style:style>
    <style:style style:name="co2" style:family="table-column">
      <style:table-column-properties fo:break-before="auto" style:column-width="1.7409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1.4945in"/>
    </style:style>
    <style:style style:name="co5" style:family="table-column">
      <style:table-column-properties fo:break-before="auto" style:column-width="0.9492in"/>
    </style:style>
    <style:style style:name="co6" style:family="table-column">
      <style:table-column-properties fo:break-before="auto" style:column-width="1.2366in"/>
    </style:style>
    <style:style style:name="co7" style:family="table-column">
      <style:table-column-properties fo:break-before="auto" style:column-width="2.4957in"/>
    </style:style>
    <style:style style:name="co8" style:family="table-column">
      <style:table-column-properties fo:break-before="auto" style:column-width="3.06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48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44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MR10" fo:language="en" fo:country="US" style:font-name-asian="CMR10" style:language-asian="en" style:country-asian="US" style:font-name-complex="CMR10" style:language-complex="en" style:country-complex="US" fo:hyphenate="tru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9" table:default-cell-style-name="ce1"/>
        <table:table-column table:style-name="co9" table:number-columns-repeated="7" table:default-cell-style-name="ce3"/>
        <table:table-row table:style-name="ro1">
          <table:table-cell/>
          <table:table-cell office:value-type="string">
            <text:p>Trait</text:p>
          </table:table-cell>
          <table:table-cell office:value-type="string">
            <text:p>Detection principle</text:p>
          </table:table-cell>
          <table:table-cell office:value-type="string">
            <text:p>Search methods</text:p>
          </table:table-cell>
          <table:table-cell office:value-type="string">
            <text:p>pairwise/multilocus</text:p>
          </table:table-cell>
          <table:table-cell office:value-type="string">
            <text:p>Epistasis is departure from linearity</text:p>
          </table:table-cell>
          <table:table-cell office:value-type="string">
            <text:p>Advantage(s)</text:p>
          </table:table-cell>
          <table:table-cell office:value-type="string">
            <text:p>Disadvantage(s)</text:p>
          </table:table-cell>
          <table:table-cell table:number-columns-repeated="1016"/>
        </table:table-row>
        <table:table-row table:style-name="ro2">
          <table:table-cell office:value-type="string">
            <text:p>BOOST</text:p>
          </table:table-cell>
          <table:table-cell office:value-type="string">
            <text:p>Binary trait</text:p>
          </table:table-cell>
          <table:table-cell office:value-type="string">
            <text:p>Contingency table</text:p>
          </table:table-cell>
          <table:table-cell office:value-type="string">
            <text:p>Exhaustive</text:p>
          </table:table-cell>
          <table:table-cell office:value-type="string">
            <text:p>Pairwise</text:p>
          </table:table-cell>
          <table:table-cell office:value-type="string">
            <text:p>No</text:p>
          </table:table-cell>
          <table:table-cell office:value-type="string">
            <text:p>Fast and exhaustive search</text:p>
          </table:table-cell>
          <table:table-cell office:value-type="string">
            <text:p>Limited to pairwise epistasis</text:p>
          </table:table-cell>
          <table:table-cell table:number-columns-repeated="1016"/>
        </table:table-row>
        <table:table-row table:style-name="ro3">
          <table:table-cell office:value-type="string">
            <text:p>Tree based Epistasis Association Mapping (TEAM)</text:p>
          </table:table-cell>
          <table:table-cell office:value-type="string">
            <text:p>Binary trait</text:p>
          </table:table-cell>
          <table:table-cell office:value-type="string">
            <text:p>Permutation test</text:p>
          </table:table-cell>
          <table:table-cell office:value-type="string">
            <text:p>Exhaustive</text:p>
          </table:table-cell>
          <table:table-cell office:value-type="string">
            <text:p>Pairwise</text:p>
          </table:table-cell>
          <table:table-cell office:value-type="string">
            <text:p>No</text:p>
          </table:table-cell>
          <table:table-cell office:value-type="string">
            <text:p>Exact testing, more powerful than Bonferonni correction</text:p>
          </table:table-cell>
          <table:table-cell office:value-type="string">
            <text:p>Limited to pairwise epistasis. Not scalable to millions of SNPs</text:p>
          </table:table-cell>
          <table:table-cell table:number-columns-repeated="1016"/>
        </table:table-row>
        <table:table-row table:style-name="ro4">
          <table:table-cell office:value-type="string">
            <text:p>Logistic regression with interaction term (LRIT)</text:p>
          </table:table-cell>
          <table:table-cell office:value-type="string">
            <text:p>Binary trait</text:p>
          </table:table-cell>
          <table:table-cell office:value-type="string">
            <text:p>Logistic regression</text:p>
          </table:table-cell>
          <table:table-cell office:value-type="string">
            <text:p>Exhaustive</text:p>
          </table:table-cell>
          <table:table-cell office:value-type="string">
            <text:p>Pairwise</text:p>
          </table:table-cell>
          <table:table-cell office:value-type="string">
            <text:p>Yes</text:p>
          </table:table-cell>
          <table:table-cell office:value-type="string">
            <text:p>Epistasis is treated as departure from linearity</text:p>
          </table:table-cell>
          <table:table-cell office:value-type="string">
            <text:p>Limited to pairwise epistasis</text:p>
          </table:table-cell>
          <table:table-cell table:number-columns-repeated="1016"/>
        </table:table-row>
        <table:table-row table:style-name="ro3">
          <table:table-cell office:value-type="string">
            <text:p>Full Interaction Model (FIM)</text:p>
          </table:table-cell>
          <table:table-cell office:value-type="string">
            <text:p>Binary trait</text:p>
          </table:table-cell>
          <table:table-cell office:value-type="string">
            <text:p>Logistic regression</text:p>
          </table:table-cell>
          <table:table-cell office:value-type="string">
            <text:p>Heuristic</text:p>
          </table:table-cell>
          <table:table-cell office:value-type="string">
            <text:p>Multilocus</text:p>
          </table:table-cell>
          <table:table-cell office:value-type="string">
            <text:p>Yes</text:p>
          </table:table-cell>
          <table:table-cell office:value-type="string">
            <text:p>Epistasis is treated as departure from linearity</text:p>
          </table:table-cell>
          <table:table-cell office:value-type="string">
            <text:p>Miss several markers</text:p>
          </table:table-cell>
          <table:table-cell table:number-columns-repeated="1016"/>
        </table:table-row>
        <table:table-row table:style-name="ro4">
          <table:table-cell office:value-type="string">
            <text:p>General model</text:p>
          </table:table-cell>
          <table:table-cell office:value-type="string">
            <text:p>Binary trait</text:p>
          </table:table-cell>
          <table:table-cell office:value-type="string">
            <text:p>Chi-square</text:p>
          </table:table-cell>
          <table:table-cell office:value-type="string">
            <text:p>Exhaustive</text:p>
          </table:table-cell>
          <table:table-cell office:value-type="string">
            <text:p>Multilocus</text:p>
          </table:table-cell>
          <table:table-cell office:value-type="string">
            <text:p>Yes</text:p>
          </table:table-cell>
          <table:table-cell office:value-type="string">
            <text:p>Epistasis is treated as departure from linearity</text:p>
          </table:table-cell>
          <table:table-cell office:value-type="string">
            <text:p>Not scalable</text:p>
          </table:table-cell>
          <table:table-cell table:number-columns-repeated="1016"/>
        </table:table-row>
        <table:table-row table:style-name="ro5">
          <table:table-cell office:value-type="string">
            <text:p>EpiMODE (generalization of BEAM)</text:p>
          </table:table-cell>
          <table:table-cell office:value-type="string">
            <text:p>Binary trait</text:p>
          </table:table-cell>
          <table:table-cell office:value-type="string">
            <text:p>Bayesian model</text:p>
          </table:table-cell>
          <table:table-cell office:value-type="string">
            <text:p>Stochastic</text:p>
          </table:table-cell>
          <table:table-cell office:value-type="string">
            <text:p>Multilocus</text:p>
          </table:table-cell>
          <table:table-cell office:value-type="string">
            <text:p>No</text:p>
          </table:table-cell>
          <table:table-cell office:value-type="string">
            <text:p>Separate the loci into independent subsets. Detect interactions with weak marginal effects</text:p>
          </table:table-cell>
          <table:table-cell office:value-type="string">
            <text:p>No meaningful interpretation</text:p>
          </table:table-cell>
          <table:table-cell table:number-columns-repeated="1016"/>
        </table:table-row>
        <table:table-row table:style-name="ro4">
          <table:table-cell office:value-type="string">
            <text:p>SNP Harvester (SH)</text:p>
          </table:table-cell>
          <table:table-cell office:value-type="string">
            <text:p>Binary trait</text:p>
          </table:table-cell>
          <table:table-cell office:value-type="string">
            <text:p>Contingency table</text:p>
          </table:table-cell>
          <table:table-cell office:value-type="string">
            <text:p>Heuristic</text:p>
          </table:table-cell>
          <table:table-cell office:value-type="string">
            <text:p>Multilocus</text:p>
          </table:table-cell>
          <table:table-cell office:value-type="string">
            <text:p>No</text:p>
          </table:table-cell>
          <table:table-cell office:value-type="string">
            <text:p>Detect interactions with weak marginal effects</text:p>
          </table:table-cell>
          <table:table-cell office:value-type="string">
            <text:p>No meaningful interpretation</text:p>
          </table:table-cell>
          <table:table-cell table:number-columns-repeated="1016"/>
        </table:table-row>
        <table:table-row table:style-name="ro6">
          <table:table-cell office:value-type="string">
            <text:p>Tuned &amp; Spatially Uniform ReliefF (TURF a SURF)</text:p>
          </table:table-cell>
          <table:table-cell office:value-type="string">
            <text:p>Binary trait</text:p>
          </table:table-cell>
          <table:table-cell table:style-name="ce2" office:value-type="string">
            <text:p>Nearest neighbor algorithm</text:p>
          </table:table-cell>
          <table:table-cell office:value-type="string">
            <text:p>Heuristic</text:p>
          </table:table-cell>
          <table:table-cell office:value-type="string">
            <text:p>Multilocus</text:p>
          </table:table-cell>
          <table:table-cell office:value-type="string">
            <text:p>No</text:p>
          </table:table-cell>
          <table:table-cell office:value-type="string">
            <text:p>Very fast and scalable filter</text:p>
          </table:table-cell>
          <table:table-cell office:value-type="string">
            <text:p>No statistical testing</text:p>
          </table:table-cell>
          <table:table-cell table:number-columns-repeated="1016"/>
        </table:table-row>
        <table:table-row table:style-name="ro3">
          <table:table-cell office:value-type="string">
            <text:p>Information Gain (IG)</text:p>
          </table:table-cell>
          <table:table-cell office:value-type="string">
            <text:p>Binary trait</text:p>
          </table:table-cell>
          <table:table-cell office:value-type="string">
            <text:p>Mutual Information hahah</text:p>
          </table:table-cell>
          <table:table-cell office:value-type="string">
            <text:p>Exhaustive</text:p>
          </table:table-cell>
          <table:table-cell office:value-type="string">
            <text:p>Multilocus</text:p>
          </table:table-cell>
          <table:table-cell office:value-type="string">
            <text:p>No</text:p>
          </table:table-cell>
          <table:table-cell office:value-type="string">
            <text:p>Useful to draw epistasis network, can compare epistasis of different order</text:p>
          </table:table-cell>
          <table:table-cell office:value-type="string">
            <text:p>Rely on permutation testing. Exhaustive search, not scalable.</text:p>
          </table:table-cell>
          <table:table-cell table:number-columns-repeated="1016"/>
        </table:table-row>
        <table:table-row table:style-name="ro4">
          <table:table-cell office:value-type="string">
            <text:p>Random forest (RF)</text:p>
          </table:table-cell>
          <table:table-cell office:value-type="string">
            <text:p>Binary trait</text:p>
          </table:table-cell>
          <table:table-cell office:value-type="string">
            <text:p>Prediction accuracy</text:p>
          </table:table-cell>
          <table:table-cell office:value-type="string">
            <text:p>Stochastic</text:p>
          </table:table-cell>
          <table:table-cell office:value-type="string">
            <text:p>Multilocus</text:p>
          </table:table-cell>
          <table:table-cell office:value-type="string">
            <text:p>No</text:p>
          </table:table-cell>
          <table:table-cell office:value-type="string">
            <text:p>Highly scalable. Detect interactions with weak marginal effects</text:p>
          </table:table-cell>
          <table:table-cell office:value-type="string">
            <text:p>Rely on cross-validation for statistical testing</text:p>
          </table:table-cell>
          <table:table-cell table:number-columns-repeated="1016"/>
        </table:table-row>
        <table:table-row table:style-name="ro5">
          <table:table-cell office:value-type="string">
            <text:p>Ant Colony Optimisation</text:p>
          </table:table-cell>
          <table:table-cell office:value-type="string">
            <text:p>Binary trait</text:p>
          </table:table-cell>
          <table:table-cell office:value-type="string">
            <text:p>Contingency table</text:p>
          </table:table-cell>
          <table:table-cell office:value-type="string">
            <text:p>Heuristic (swarm intelligence)</text:p>
          </table:table-cell>
          <table:table-cell office:value-type="string">
            <text:p>Multilocus</text:p>
          </table:table-cell>
          <table:table-cell office:value-type="string">
            <text:p>No</text:p>
          </table:table-cell>
          <table:table-cell office:value-type="string">
            <text:p>The heuristic search, based on swarm intelligence. Detect interactions with weak marginal effects</text:p>
          </table:table-cell>
          <table:table-cell office:value-type="string">
            <text:p>No meaningful interpretation</text:p>
          </table:table-cell>
          <table:table-cell table:number-columns-repeated="1016"/>
        </table:table-row>
        <table:table-row table:style-name="ro4">
          <table:table-cell office:value-type="string">
            <text:p>Bayesian model selection</text:p>
          </table:table-cell>
          <table:table-cell office:value-type="string">
            <text:p>Quantitative trait</text:p>
          </table:table-cell>
          <table:table-cell office:value-type="string">
            <text:p>Bayesian model</text:p>
          </table:table-cell>
          <table:table-cell office:value-type="string">
            <text:p>Exhaustive</text:p>
          </table:table-cell>
          <table:table-cell office:value-type="string">
            <text:p>Pairwise</text:p>
          </table:table-cell>
          <table:table-cell office:value-type="string">
            <text:p>Yes</text:p>
          </table:table-cell>
          <table:table-cell office:value-type="string">
            <text:p>For quantitative traits</text:p>
          </table:table-cell>
          <table:table-cell office:value-type="string">
            <text:p>Exhaustive search, not scalable. Limited to pairwise epistasis.</text:p>
          </table:table-cell>
          <table:table-cell table:number-columns-repeated="1016"/>
        </table:table-row>
        <table:table-row table:style-name="ro2">
          <table:table-cell office:value-type="string">
            <text:p>ANOVA</text:p>
          </table:table-cell>
          <table:table-cell office:value-type="string">
            <text:p>Quantitative trait</text:p>
          </table:table-cell>
          <table:table-cell office:value-type="string">
            <text:p>ANOVA test</text:p>
          </table:table-cell>
          <table:table-cell office:value-type="string">
            <text:p>Exhaustive</text:p>
          </table:table-cell>
          <table:table-cell office:value-type="string">
            <text:p>Multilocus</text:p>
          </table:table-cell>
          <table:table-cell office:value-type="string">
            <text:p>Yes</text:p>
          </table:table-cell>
          <table:table-cell office:value-type="string">
            <text:p>For quantitative traits</text:p>
          </table:table-cell>
          <table:table-cell office:value-type="string">
            <text:p>Exhaustive search, not scalable.</text:p>
          </table:table-cell>
          <table:table-cell table:number-columns-repeated="1016"/>
        </table:table-row>
        <table:table-row table:style-name="ro7">
          <table:table-cell office:value-type="string">
            <text:p>Generalized multifactor dimensionality reduction (GMDR)</text:p>
          </table:table-cell>
          <table:table-cell office:value-type="string">
            <text:p>Binary or quantitative trait </text:p>
          </table:table-cell>
          <table:table-cell office:value-type="string">
            <text:p>Prediction accuracy</text:p>
          </table:table-cell>
          <table:table-cell office:value-type="string">
            <text:p>Stochastic</text:p>
          </table:table-cell>
          <table:table-cell office:value-type="string">
            <text:p>Multilocus</text:p>
          </table:table-cell>
          <table:table-cell office:value-type="string">
            <text:p>No</text:p>
          </table:table-cell>
          <table:table-cell office:value-type="string">
            <text:p>Efficient for high-order epistasis. Deals with both quantitative and binary traits.</text:p>
          </table:table-cell>
          <table:table-cell office:value-type="string">
            <text:p>Rely on cross validation for statistical testing</text:p>
          </table:table-cell>
          <table:table-cell table:number-columns-repeated="1016"/>
        </table:table-row>
        <table:table-row table:style-name="ro2">
          <table:table-cell office:value-type="string">
            <text:p>Neural networks</text:p>
          </table:table-cell>
          <table:table-cell office:value-type="string">
            <text:p>Binary or quantitative trait </text:p>
          </table:table-cell>
          <table:table-cell office:value-type="string">
            <text:p>Prediction accuracy</text:p>
          </table:table-cell>
          <table:table-cell office:value-type="string">
            <text:p>Stochastic</text:p>
          </table:table-cell>
          <table:table-cell office:value-type="string">
            <text:p>Multilocus</text:p>
          </table:table-cell>
          <table:table-cell office:value-type="string">
            <text:p>No</text:p>
          </table:table-cell>
          <table:table-cell office:value-type="string">
            <text:p>Highly scalable</text:p>
          </table:table-cell>
          <table:table-cell office:value-type="string">
            <text:p>Rely on cross-validation for statistical testing</text:p>
          </table:table-cell>
          <table:table-cell table:number-columns-repeated="1016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MR10" svg:font-family="CMR10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 style:data-style-name="N2" text:time-value="0000-00-00T23:44:03.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